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loext:contextual-spacing="false" fo:margin-top="0cm" fo:margin-bottom="0cm" style:line-height-at-least="0.249cm"/>
    </style:style>
    <style:style style:name="P4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fo:letter-spacing="normal"/>
    </style:style>
    <style:style style:name="P5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Arial1" fo:font-size="12pt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605955852723883392" text:style-name="Outline">
        <text:list-item>
          <text:h text:style-name="P8" text:outline-level="1">DateTim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10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7">i have String ISODate '2018-09-30T11:00:30.757Z'. my question is how to convert that String to DateTime Format, like '2018/09/30 07:00 PM' ?</text:p>
      <text:section text:style-name="Sect1" text:name=":mi">
        <text:p text:style-name="P3"/>
      </text:section>
      <text:p text:style-name="P6">Try this:</text:p>
      <text:p text:style-name="P6"/>
      <text:p text:style-name="P6">DateTime getDartDateFromNetUTC(String netUtcDate) {</text:p>
      <text:p text:style-name="P4"><text:s/><text:span text:style-name="T3">var dateParts = netUtcDate.split(".");</text:span></text:p>
      <text:p text:style-name="P4"><text:s/><text:span text:style-name="T3">var actualDate = DateTime.parse(dateParts[0] + "Z");</text:span></text:p>
      <text:p text:style-name="P4"><text:s/><text:span text:style-name="T3">return actualDate;</text:span></text:p>
      <text:p text:style-name="P5">}</text:p>
      <text:p text:style-name="Standard"/>
      <text:p text:style-name="Standard"><text:a xlink:type="simple" xlink:href="https://api.dartlang.org/stable/2.1.0/dart-core/DateTime-class.html" text:style-name="Internet_20_link" text:visited-style-name="Visited_20_Internet_20_Link">Libreria</text:a></text:p>
      <text:p text:style-name="Standard"><text:a xlink:type="simple" xlink:href="https://pub.dartlang.org/packages/timezone" text:style-name="Internet_20_link" text:visited-style-name="Visited_20_Internet_20_Link">timeZone</text:a></text:p>
      <text:p text:style-name="Standard"/>
      <text:p text:style-name="P10"><text:a xlink:type="simple" xlink:href="https://github.com/flutter/flutter/blob/master/examples/flutter_gallery/lib/demo/material/date_and_time_picker_demo.dart" office:target-frame-name="_blank" xlink:show="new" text:style-name="Internet_20_link" text:visited-style-name="Visited_20_Internet_20_Link"><text:span text:style-name="T4">https://github.com/flutter/flutter/blob/master/examples/flutter_gallery/lib/demo/material/date_and_time_picker_demo.dart</text:span></text:a></text:p>
      <text:p text:style-name="P10"><text:a xlink:type="simple" xlink:href="https://play.google.com/store/apps/details?id=io.flutter.demo.gallery&amp;hl=en" office:target-frame-name="_blank" xlink:show="new" text:style-name="Internet_20_link" text:visited-style-name="Visited_20_Internet_20_Link"><text:span text:style-name="T4">https://play.google.com/store/apps/details?id=io.flutter.demo.gallery&amp;hl=en</text:span></text:a></text:p>
      <text:p text:style-name="P9"><text:line-break/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8-10-03T05:56:53.054000000</meta:creation-date>
    <meta:editing-duration>PT3H34M52S</meta:editing-duration>
    <meta:generator>OpenOffice/4.1.6$Win32 OpenOffice.org_project/416m1$Build-9790</meta:generator>
    <dc:date>2019-01-15T12:02:24.34</dc:date>
    <dc:creator>Máximo Meza</dc:creator>
    <meta:document-statistic meta:table-count="0" meta:image-count="0" meta:object-count="0" meta:page-count="2" meta:paragraph-count="21" meta:word-count="60" meta:character-count="6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